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69473" officeooo:paragraph-rsid="0026947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3" style:family="paragraph" style:parent-style-name="Standard">
      <style:paragraph-properties fo:text-align="start" style:justify-single-word="false"/>
      <style:text-properties officeooo:paragraph-rsid="001b2055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24ea81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6947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2"/>
      <text:list xml:id="list71498939" text:style-name="L1">
        <text:list-item>
          <text:p text:style-name="P1">Nothing yet..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2T12:32:13.174000000</dc:date>
    <meta:editing-duration>PT4H27M4S</meta:editing-duration>
    <meta:editing-cycles>3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9" meta:character-count="46" meta:non-whitespace-character-count="40"/>
  </office:meta>
</office:document-meta>
</file>